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Noto Serif1" svg:font-family="'Noto Serif'" style:font-family-generic="roman" style:font-pitch="variable"/>
    <style:font-face style:name="Noto Serif3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2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1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312472"/>
    </style:style>
    <style:style style:name="P2" style:family="paragraph" style:parent-style-name="Text_20_body">
      <style:text-properties officeooo:paragraph-rsid="00312472"/>
    </style:style>
    <style:style style:name="P3" style:family="paragraph" style:parent-style-name="Text_20_body">
      <style:text-properties officeooo:rsid="00361221" officeooo:paragraph-rsid="00361221"/>
    </style:style>
    <style:style style:name="P4" style:family="paragraph" style:parent-style-name="Text_20_body" style:list-style-name="L1">
      <style:text-properties officeooo:paragraph-rsid="00361221"/>
    </style:style>
    <style:style style:name="P5" style:family="paragraph" style:parent-style-name="Text_20_body" style:list-style-name="L1">
      <style:text-properties officeooo:rsid="00361221" officeooo:paragraph-rsid="00361221"/>
    </style:style>
    <style:style style:name="P6" style:family="paragraph" style:parent-style-name="Text_20_body" style:list-style-name="L1">
      <style:paragraph-properties fo:break-before="page"/>
      <style:text-properties officeooo:rsid="00361221" officeooo:paragraph-rsid="00361221"/>
    </style:style>
    <style:style style:name="T1" style:family="text">
      <style:text-properties style:font-name="Liberation Serif" fo:font-size="24pt" fo:font-weight="bold" officeooo:rsid="00312472" style:font-name-asian="Songti SC" style:font-size-asian="24pt" style:font-weight-asian="bold" style:font-name-complex="Arial Unicode MS1" style:font-size-complex="24pt" style:font-weight-complex="bold"/>
    </style:style>
    <style:style style:name="T2" style:family="text">
      <style:text-properties style:font-name="Liberation Serif" fo:font-size="24pt" fo:font-weight="bold" officeooo:rsid="00361221" style:font-name-asian="Songti SC" style:font-size-asian="24pt" style:font-weight-asian="bold" style:font-name-complex="Arial Unicode MS1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Noto Serif1" fo:font-size="12pt" style:font-size-asian="12pt" style:font-size-complex="12pt"/>
    </style:style>
    <style:style style:name="T5" style:family="text">
      <style:text-properties style:font-name="Noto Serif1" fo:font-size="12pt" officeooo:rsid="00312472" style:font-size-asian="12pt" style:font-size-complex="12pt"/>
    </style:style>
    <style:style style:name="T6" style:family="text">
      <style:text-properties style:font-name="Noto Serif1" fo:font-size="12pt" officeooo:rsid="00361221" style:font-size-asian="12pt" style:font-size-complex="12pt"/>
    </style:style>
    <style:style style:name="T7" style:family="text">
      <style:text-properties style:font-name="Noto Serif1" fo:font-size="12pt" officeooo:rsid="00389ad1" style:font-size-asian="12pt" style:font-size-complex="12pt"/>
    </style:style>
    <style:style style:name="T8" style:family="text">
      <style:text-properties style:font-name="Noto Serif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oto Serif1" fo:font-size="12pt" fo:font-weight="bold" officeooo:rsid="00361221" style:font-size-asian="12pt" style:font-weight-asian="bold" style:font-size-complex="12pt" style:font-weight-complex="bold"/>
    </style:style>
    <style:style style:name="T10" style:family="text">
      <style:text-properties style:font-name="Noto Serif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Noto Serif1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Noto Serif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ExtraBits</text:span><text:span text:style-name="T1">.md</text:span></text:h>
      <text:p text:style-name="P2"><text:span text:style-name="T5">The </text:span><text:span text:style-name="T9">ExtraBits</text:span><text:span text:style-name="T5"> directory contains </text:span><text:span text:style-name="T6">subdirectories of ODT file that can added content.</text:span></text:p>
      <text:p text:style-name="P3"><text:span text:style-name="T12">TableStyles </text:span><text:span text:style-name="T4">--- This forectory contains pre-setup List-of0Files (LOF), Index, Bibliography (BIB), 4-level Table-of-Contents (TOC) for print and eBook that you can include in your book if needed rather than mess with styling them yourself.</text:span></text:p>
      <text:p text:style-name="P3"><text:span text:style-name="T12">Tests </text:span><text:span text:style-name="T4">--- This</text:span><text:span text:style-name="T10"> may</text:span><text:span text:style-name="T4"> contain some files for testing.</text:span></text:p>
      <text:list xml:id="list3421403299" text:style-name="L1">
        <text:list-item>
          <text:p text:style-name="P6"><text:span text:style-name="T8">Tech60x90.odt</text:span><text:span text:style-name="T4"> --- This will set the size to 6.0” x 9” and style the headers for a technical document</text:span></text:p>
        </text:list-item>
      </text:list>
      <text:h text:style-name="Heading_20_2" text:outline-level="2">Authors</text:h>
      <text:p text:style-name="Text_20_body">David W. Snow</text:p>
      <text:h text:style-name="Heading_20_2" text:outline-level="2">License</text:h>
      <text:p text:style-name="Text_20_body">This project is licensed under the MIT License - see the <text:span text:style-name="T3">LICENSE.md </text:span>file for detai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Noto Serif1" svg:font-family="'Noto Serif'" style:font-family-generic="roman" style:font-pitch="variable"/>
    <style:font-face style:name="Noto Serif3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2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1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2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Helvetica2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Helvetica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1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1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Normal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2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3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list-style-name="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5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1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4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3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6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 fo:text-align="center" style:justify-single-word="false"/>
      <style:text-properties style:font-name="Noto Sans1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Body_20_Text" style:default-outline-level="9" style:list-style-name="" style:class="text" style:master-page-name="">
      <loext:graphic-properties draw:opacity-name="Transparency_20_1"/>
      <style:paragraph-properties fo:margin-top="0.0417in" fo:margin-bottom="0.0417in" style:contextual-spacing="false" fo:text-align="start" style:justify-single-word="false" style:page-number="auto"/>
      <style:text-properties style:font-name="Noto Serif2" fo:font-family="'Noto Serif'" style:font-style-name="Regular" style:font-family-generic="roman" style:font-pitch="variable" fo:font-size="12pt" fo:font-weight="normal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2" fo:font-family="'Noto Serif'" style:font-style-name="Regular" style:font-family-generic="roman" style:font-pitch="variable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text-align="start" style:justify-single-word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font-size="24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3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2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1" style:font-family-complex="'Times New Roman'" style:font-style-name-complex="Regular" style:font-family-generic-complex="roman" style:font-pitch-complex="variable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0-11-04T10:38:16.212763629</dc:date>
    <dc:creator>David Snow</dc:creator>
    <meta:editing-duration>PT1H5M48S</meta:editing-duration>
    <meta:editing-cycles>18</meta:editing-cycles>
    <meta:generator>LibreOffice/7.0.2.2$MacOSX_X86_64 LibreOffice_project/8349ace3c3162073abd90d81fd06dcfb6b36b994</meta:generator>
    <dc:title>README.odt</dc:title>
    <meta:document-statistic meta:table-count="0" meta:image-count="0" meta:object-count="0" meta:page-count="2" meta:paragraph-count="9" meta:word-count="96" meta:character-count="596" meta:non-whitespace-character-count="510"/>
    <meta:user-defined meta:name="AuthorName">David W. Snow</meta:user-defined>
  </office:meta>
</office:document-meta>
</file>